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10ad" officeooo:paragraph-rsid="001d10ad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weight="normal" officeooo:rsid="001d10ad" officeooo:paragraph-rsid="001d10a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normal" officeooo:rsid="001d10ad" officeooo:paragraph-rsid="001d10ad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2pt" officeooo:rsid="001d10ad" officeooo:paragraph-rsid="001d10ad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officeooo:rsid="001d10ad" officeooo:paragraph-rsid="001d10ad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1d10ad" officeooo:paragraph-rsid="001d10ad" style:font-size-asian="12pt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size="12pt" officeooo:rsid="001d10ad" officeooo:paragraph-rsid="001d10ad" style:font-size-asian="12pt" style:font-size-complex="12pt"/>
    </style:style>
    <style:style style:name="P8" style:family="paragraph" style:parent-style-name="Standard">
      <style:paragraph-properties fo:line-height="200%" fo:text-align="justify" style:justify-single-word="false"/>
      <style:text-properties style:font-name="Arial" fo:font-size="12pt" officeooo:rsid="001d10ad" officeooo:paragraph-rsid="001d10ad" style:font-size-asian="12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2pt" officeooo:rsid="001fbf58" officeooo:paragraph-rsid="001fbf58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d10ad" officeooo:paragraph-rsid="001d10a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d10ad" officeooo:paragraph-rsid="001fbf5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rsid="001d10ad" officeooo:paragraph-rsid="001d10ad"/>
    </style:style>
    <style:style style:name="P13" style:family="paragraph" style:parent-style-name="Text_20_body">
      <style:paragraph-properties fo:margin-top="0.101cm" fo:margin-bottom="0.247cm" style:contextual-spacing="false" fo:line-height="150%" fo:text-align="justify" style:justify-single-word="false"/>
      <style:text-properties officeooo:paragraph-rsid="001d10ad"/>
    </style:style>
    <style:style style:name="P14" style:family="paragraph" style:parent-style-name="Text_20_body">
      <style:paragraph-properties fo:margin-top="0.101cm" fo:margin-bottom="0.247cm" style:contextual-spacing="false" fo:line-height="150%" fo:text-align="justify" style:justify-single-word="false"/>
    </style:style>
    <style:style style:name="P15" style:family="paragraph" style:parent-style-name="Text_20_body">
      <style:text-properties style:font-name="Arial" fo:font-size="12pt" style:font-size-asian="12pt" style:font-size-complex="12pt"/>
    </style:style>
    <style:style style:name="P16" style:family="paragraph" style:parent-style-name="Text_20_body">
      <style:paragraph-properties fo:margin-top="0.101cm" fo:margin-bottom="0.247cm" style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6a94" style:font-weight-asian="bold" style:font-weight-complex="bold"/>
    </style:style>
    <style:style style:name="T3" style:family="text">
      <style:text-properties fo:font-weight="bold" officeooo:rsid="002c3e97" style:font-weight-asian="bold" style:font-weight-complex="bold"/>
    </style:style>
    <style:style style:name="T4" style:family="text">
      <style:text-properties officeooo:rsid="001fbf58"/>
    </style:style>
    <style:style style:name="T5" style:family="text">
      <style:text-properties fo:font-variant="normal" fo:text-transform="none" fo:color="#000000" loext:opacity="100%" fo:letter-spacing="normal" fo:font-style="normal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fbf58" style:font-size-asian="12pt" style:font-size-complex="12pt"/>
    </style:style>
    <style:style style:name="T9" style:family="text">
      <style:text-properties fo:font-size="12pt" officeooo:rsid="002c3e97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fo:font-weight="normal" officeooo:rsid="00298ecf" style:font-size-asian="12pt" style:font-weight-asian="normal" style:font-size-complex="12pt" style:font-weight-complex="normal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298ecf"/>
    </style:style>
    <style:style style:name="T15" style:family="text">
      <style:text-properties officeooo:rsid="002c3e97"/>
    </style:style>
    <style:style style:name="T16" style:family="text">
      <style:text-properties style:font-name="Arial"/>
    </style:style>
    <style:style style:name="T1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21" style:family="text">
      <style:text-properties style:font-name="Arial" fo:font-size="13pt" style:font-size-asian="13pt" style:font-size-complex="13pt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cna, <text:span text:style-name="T15">30</text:span><text:span text:style-name="T4"> de </text:span><text:span text:style-name="T15">marzo</text:span> del 202<text:span text:style-name="T15">6</text:span></text:p>
      <text:p text:style-name="P5"><text:span text:style-name="T1">CARTA N.º 00</text:span><text:span text:style-name="T3">1</text:span><text:span text:style-name="T1">-202</text:span><text:span text:style-name="T3">6</text:span><text:span text:style-name="T1">-RWMJ</text:span></text:p>
      <text:p text:style-name="P10"/>
      <text:p text:style-name="P9">SEÑOR:</text:p>
      <text:p text:style-name="P11"><text:span text:style-name="T6">ING. WILBER QUISPE PÉREZ<text:line-break/></text:span><text:span text:style-name="T5">JEFE DE TECNOLOGÍA DE LA INFORMACIÓN Y COMUNICACIONES</text:span></text:p>
      <text:p text:style-name="P5"/>
      <text:p text:style-name="P6"><text:span text:style-name="T1">ASUNTO<text:tab/>:<text:tab/></text:span><text:span text:style-name="T3">PRESENTACIÓN DE RENUNCIA VOLUNTARIA</text:span></text:p>
      <text:p text:style-name="P6"><text:span text:style-name="T3"/></text:p>
      <text:p text:style-name="P8">De mi mayor consideración:</text:p>
      <text:p text:style-name="P13"><text:span text:style-name="T17">Por medio de la presente, me dirijo a usted para presentar mi </text:span><text:span text:style-name="Strong_20_Emphasis"><text:span text:style-name="T18">renuncia voluntaria</text:span></text:span><text:span text:style-name="T17"> al cargo de </text:span><text:span text:style-name="Strong_20_Emphasis"><text:span text:style-name="T18">Asistente Desarrollador de Sistemas</text:span></text:span><text:span text:style-name="T17"> que vengo desempeñando en la </text:span><text:span text:style-name="Strong_20_Emphasis"><text:span text:style-name="T18">Caja Municipal de Ahorro y Crédito de Tacna S.A.</text:span></text:span></text:p>
      <text:p text:style-name="P16">La presente decisión ha sido tomada por motivos personales y profesionales, agradeciendo sinceramente la oportunidad que se me brindó de formar parte de la institución, así como la confianza, el aprendizaje y la experiencia adquirida durante el tiempo que he venido laborando en el Área de Tecnologías de la Información y Comunicaciones</text:p>
      <text:p text:style-name="P14"><text:span text:style-name="T17">Asimismo, en cumplimiento de lo estipulado en mi contrato respecto al </text:span><text:span text:style-name="Strong_20_Emphasis"><text:span text:style-name="T18">preaviso de 30 días</text:span></text:span><text:span text:style-name="T17">, comunico esta decisión con la debida anticipación, por lo que solicito que mi renuncia se haga </text:span><text:span text:style-name="Strong_20_Emphasis"><text:span text:style-name="T18">efectiva a partir del 30 de abril de 2026</text:span></text:span><text:span text:style-name="T17">.</text:span></text:p>
      <text:p text:style-name="P14"><text:span text:style-name="T18">Durante este periodo, quedo a total disposición para realizar la </text:span><text:span text:style-name="Strong_20_Emphasis"><text:span text:style-name="T18">entrega de cargo</text:span></text:span><text:span text:style-name="T18">, transferencia de conocimientos, documentación pendiente y demás coordinaciones que resulten necesarias, a fin de contribuir con una transición ordenada y adecuada.</text:span></text:p>
      <text:p text:style-name="P16">Sin otro particular, reitero mi agradecimiento a usted y a la institución por la oportunidad brindada, y expreso mis mejores deseos para el continuo éxito de la Caja Municipal de Ahorro y Crédito de Tacna S.A.</text:p>
      <text:p text:style-name="P15"/>
      <text:p text:style-name="P12"><text:span text:style-name="T22"><text:tab/><text:tab/>Atentamente,</text:span></text:p>
      <text:p text:style-name="P1"/>
      <text:p text:style-name="P1"/>
      <text:p text:style-name="P3">______________________________</text:p>
      <text:p text:style-name="P3">Richard Walter Mamani Jimenez</text:p>
      <text:p text:style-name="P3">7364690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09:57:36.640000000</meta:creation-date>
    <dc:date>2026-03-30T15:57:21.123000000</dc:date>
    <meta:editing-duration>PT1H23M58S</meta:editing-duration>
    <meta:editing-cycles>11</meta:editing-cycles>
    <meta:generator>LibreOffice/7.2.1.2$Windows_X86_64 LibreOffice_project/87b77fad49947c1441b67c559c339af8f3517e22</meta:generator>
    <meta:print-date>2026-03-30T16:00:30.544000000</meta:print-date>
    <meta:document-statistic meta:table-count="0" meta:image-count="0" meta:object-count="0" meta:page-count="1" meta:paragraph-count="15" meta:word-count="236" meta:character-count="1511" meta:non-whitespace-character-count="1288"/>
  </office:meta>
</office:document-meta>
</file>